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1D000000827A69109B.png" manifest:media-type=""/>
  <manifest:file-entry manifest:full-path="Pictures/10000000000001200000012F4958EC06.png" manifest:media-type=""/>
  <manifest:file-entry manifest:full-path="Pictures/100000000000015300000123809A1C20.png" manifest:media-type=""/>
  <manifest:file-entry manifest:full-path="Pictures/10000000000001420000012367789BAF.png" manifest:media-type=""/>
  <manifest:file-entry manifest:full-path="Pictures/10000000000001440000012CDEE5385B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x="0.12cm" svg:y="-0.194cm" svg:width="8.573cm" svg:height="7.938cm" draw:z-index="0"><draw:image xlink:href="Pictures/10000000000001440000012CDEE5385B.png" xlink:type="simple" xlink:show="embed" xlink:actuate="onLoad"/></draw:frame><draw:frame draw:style-name="fr1" draw:name="Grafik2" text:anchor-type="paragraph" svg:x="8.691cm" svg:y="-0.273cm" svg:width="7.62cm" svg:height="8.017cm" draw:z-index="1"><draw:image xlink:href="Pictures/10000000000001200000012F4958EC06.png" xlink:type="simple" xlink:show="embed" xlink:actuate="onLoad"/></draw:frame><draw:frame draw:style-name="fr1" draw:name="Grafik3" text:anchor-type="paragraph" svg:x="0.118cm" svg:y="8.495cm" svg:width="8.52cm" svg:height="7.699cm" draw:z-index="2"><draw:image xlink:href="Pictures/10000000000001420000012367789BAF.png" xlink:type="simple" xlink:show="embed" xlink:actuate="onLoad"/></draw:frame><draw:frame draw:style-name="fr1" draw:name="Grafik4" text:anchor-type="paragraph" svg:x="8.518cm" svg:y="7.742cm" svg:width="7.541cm" svg:height="3.44cm" draw:z-index="3"><draw:image xlink:href="Pictures/100000000000011D000000827A69109B.png" xlink:type="simple" xlink:show="embed" xlink:actuate="onLoad"/></draw:frame><draw:frame draw:style-name="fr1" draw:name="Grafik5" text:anchor-type="paragraph" svg:x="8.357cm" svg:y="11.666cm" svg:width="8.969cm" svg:height="7.699cm" draw:z-index="4"><draw:image xlink:href="Pictures/100000000000015300000123809A1C2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3T23:11:28.43</meta:creation-date>
    <dc:date>2013-09-05T23:43:55.69</dc:date>
    <meta:editing-duration>PT51M43S</meta:editing-duration>
    <meta:editing-cycles>1</meta:editing-cycles>
    <meta:document-statistic meta:table-count="0" meta:image-count="5" meta:object-count="0" meta:page-count="1" meta:paragraph-count="0" meta:word-count="0" meta:character-count="0" meta:non-whitespace-character-count="0"/>
    <meta:generator>LibreOffice/4.0.2.2$Windows_x86 LibreOffice_project/4c82dcdd6efcd48b1d8bba66bfe1989deee49c3</meta:generator>
  </office:meta>
</office:document-meta>
</file>